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d87" officeooo:paragraph-rsid="001a6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has been made:</text:p>
      <text:p text:style-name="P1">Calculation part:</text:p>
      <text:p text:style-name="P1">→ python, vs code, script-type code structure</text:p>
      <text:p text:style-name="P1">GUI part:</text:p>
      <text:p text:style-name="P1">→ made on figma, used <text:a xlink:type="simple" xlink:href="https://github.com/ParthJadhav/Tkinter-Designer" text:style-name="Internet_20_link" text:visited-style-name="Visited_20_Internet_20_Link">https://github.com/ParthJadhav/Tkinter-Designer</text:a> to generate python tkinter code from the figma model</text:p>
      <text:p text:style-name="P1"/>
      <text:p text:style-name="P1">Next steps:</text:p>
      <text:p text:style-name="P1">Calculation part:</text:p>
      <text:p text:style-name="P1">→ correct calculations (especially the last graph correction) and smooth data for better graphs</text:p>
      <text:p text:style-name="P1">→ object orientation</text:p>
      <text:p text:style-name="P1">→ file packaging</text:p>
      <text:p text:style-name="P1">→ .exe file creation</text:p>
      <text:p text:style-name="P1">→ hashing project / find a solution for confidential distribution</text:p>
      <text:p text:style-name="P1">GUI part:</text:p>
      <text:p text:style-name="P1">→ link properly the button calls to their calculation parts</text:p>
      <text:p text:style-name="P1">→ improve GUI asp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4:45:34.011847583</meta:creation-date>
    <dc:date>2023-06-19T14:55:31.913508660</dc:date>
    <meta:editing-duration>PT9M59S</meta:editing-duration>
    <meta:editing-cycles>1</meta:editing-cycles>
    <meta:document-statistic meta:table-count="0" meta:image-count="0" meta:object-count="0" meta:page-count="1" meta:paragraph-count="15" meta:word-count="84" meta:character-count="544" meta:non-whitespace-character-count="475"/>
    <meta:generator>LibreOffice/7.3.7.2$Linux_X86_64 LibreOffice_project/30$Build-2</meta:generator>
  </office:meta>
</office:document-meta>
</file>